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0pt" style:font-size-asian="10pt" style:font-size-complex="10pt"/>
    </style:style>
    <style:style style:name="P2" style:family="paragraph" style:parent-style-name="Preformatted_20_Text">
      <style:text-properties officeooo:rsid="002550cc" officeooo:paragraph-rsid="002550cc"/>
    </style:style>
    <style:style style:name="P3" style:family="paragraph" style:parent-style-name="Preformatted_20_Text">
      <style:text-properties officeooo:paragraph-rsid="002550cc"/>
    </style:style>
    <style:style style:name="P4" style:family="paragraph" style:parent-style-name="Text_20_body">
      <style:text-properties officeooo:rsid="003b9d43" officeooo:paragraph-rsid="003b9d43"/>
    </style:style>
    <style:style style:name="P5" style:family="paragraph" style:parent-style-name="Text_20_body">
      <style:text-properties officeooo:rsid="006763bc" officeooo:paragraph-rsid="006763bc"/>
    </style:style>
    <style:style style:name="P6" style:family="paragraph" style:parent-style-name="Standard">
      <style:text-properties officeooo:rsid="00477761" officeooo:paragraph-rsid="0051caa8"/>
    </style:style>
    <style:style style:name="P7" style:family="paragraph" style:parent-style-name="Standard">
      <style:text-properties officeooo:paragraph-rsid="0040513d"/>
    </style:style>
    <style:style style:name="P8" style:family="paragraph" style:parent-style-name="Standard">
      <style:text-properties officeooo:rsid="006aadd5" officeooo:paragraph-rsid="006aadd5"/>
    </style:style>
    <style:style style:name="P9" style:family="paragraph" style:parent-style-name="Standard">
      <style:text-properties officeooo:rsid="006c26a7" officeooo:paragraph-rsid="006c26a7"/>
    </style:style>
    <style:style style:name="P10" style:family="paragraph" style:parent-style-name="Text_20_body">
      <style:text-properties officeooo:rsid="003e482f" officeooo:paragraph-rsid="003e482f"/>
    </style:style>
    <style:style style:name="T1" style:family="text">
      <style:text-properties officeooo:rsid="0042faf1"/>
    </style:style>
    <style:style style:name="T2" style:family="text">
      <style:text-properties officeooo:rsid="0044c984"/>
    </style:style>
    <style:style style:name="T3" style:family="text">
      <style:text-properties officeooo:rsid="0027fc3b"/>
    </style:style>
    <style:style style:name="T4" style:family="text">
      <style:text-properties officeooo:rsid="0026e292"/>
    </style:style>
    <style:style style:name="T5" style:family="text">
      <style:text-properties officeooo:rsid="0046b729"/>
    </style:style>
    <style:style style:name="T6" style:family="text">
      <style:text-properties officeooo:rsid="0023bdff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55e988"/>
    </style:style>
    <style:style style:name="T9" style:family="text">
      <style:text-properties officeooo:rsid="00286dbe"/>
    </style:style>
    <style:style style:name="T10" style:family="text">
      <style:text-properties officeooo:rsid="004ab06c"/>
    </style:style>
    <style:style style:name="T11" style:family="text">
      <style:text-properties officeooo:rsid="002550cc"/>
    </style:style>
    <style:style style:name="T12" style:family="text">
      <style:text-properties officeooo:rsid="004c51bb"/>
    </style:style>
    <style:style style:name="T13" style:family="text">
      <style:text-properties officeooo:rsid="004c7f55"/>
    </style:style>
    <style:style style:name="T14" style:family="text">
      <style:text-properties officeooo:rsid="002a0e86"/>
    </style:style>
    <style:style style:name="T15" style:family="text">
      <style:text-properties officeooo:rsid="00570bf0"/>
    </style:style>
    <style:style style:name="T16" style:family="text">
      <style:text-properties officeooo:rsid="0031de5e"/>
    </style:style>
    <style:style style:name="T17" style:family="text">
      <style:text-properties fo:font-style="italic" officeooo:rsid="00570bf0" style:font-style-asian="italic" style:font-style-complex="italic"/>
    </style:style>
    <style:style style:name="T18" style:family="text">
      <style:text-properties fo:font-style="italic" officeooo:rsid="004f5f2a" style:font-style-asian="italic" style:font-style-complex="italic"/>
    </style:style>
    <style:style style:name="T19" style:family="text">
      <style:text-properties officeooo:rsid="004d6e78"/>
    </style:style>
    <style:style style:name="T20" style:family="text">
      <style:text-properties officeooo:rsid="004dec36"/>
    </style:style>
    <style:style style:name="T21" style:family="text">
      <style:text-properties officeooo:rsid="00586332"/>
    </style:style>
    <style:style style:name="T22" style:family="text">
      <style:text-properties officeooo:rsid="002aa43f"/>
    </style:style>
    <style:style style:name="T23" style:family="text">
      <style:text-properties officeooo:rsid="001efa68"/>
    </style:style>
    <style:style style:name="T24" style:family="text">
      <style:text-properties officeooo:rsid="0036c616"/>
    </style:style>
    <style:style style:name="T25" style:family="text">
      <style:text-properties officeooo:rsid="002aa866"/>
    </style:style>
    <style:style style:name="T26" style:family="text">
      <style:text-properties officeooo:rsid="005cbd50"/>
    </style:style>
    <style:style style:name="T27" style:family="text">
      <style:text-properties officeooo:rsid="0037dff4"/>
    </style:style>
    <style:style style:name="T28" style:family="text">
      <style:text-properties officeooo:rsid="005ce140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officeooo:rsid="0062976f"/>
    </style:style>
    <style:style style:name="T31" style:family="text">
      <style:text-properties officeooo:rsid="0063d2b0"/>
    </style:style>
    <style:style style:name="T32" style:family="text">
      <style:text-properties officeooo:rsid="00645a66"/>
    </style:style>
    <style:style style:name="T33" style:family="text">
      <style:text-properties officeooo:rsid="002d31cd"/>
    </style:style>
    <style:style style:name="T34" style:family="text">
      <style:text-properties officeooo:rsid="0020843f"/>
    </style:style>
    <style:style style:name="T35" style:family="text">
      <style:text-properties officeooo:rsid="003cdce4"/>
    </style:style>
    <style:style style:name="T36" style:family="text">
      <style:text-properties officeooo:rsid="0068342e"/>
    </style:style>
    <style:style style:name="T37" style:family="text">
      <style:text-properties officeooo:rsid="006fcc66"/>
    </style:style>
    <style:style style:name="T38" style:family="text">
      <style:text-properties officeooo:rsid="00769a3b"/>
    </style:style>
    <style:style style:name="T39" style:family="text">
      <style:text-properties fo:font-style="italic" officeooo:rsid="0068342e" style:font-style-asian="italic" style:font-style-complex="italic"/>
    </style:style>
    <style:style style:name="T40" style:family="text">
      <style:text-properties officeooo:rsid="006a0f17"/>
    </style:style>
    <style:style style:name="T41" style:family="text">
      <style:text-properties officeooo:rsid="006c26a7"/>
    </style:style>
    <style:style style:name="T42" style:family="text">
      <style:text-properties fo:font-style="italic" officeooo:rsid="006c26a7" style:font-style-asian="italic" style:font-style-complex="italic"/>
    </style:style>
    <style:style style:name="T43" style:family="text">
      <style:text-properties officeooo:rsid="006dc437"/>
    </style:style>
    <style:style style:name="T44" style:family="text">
      <style:text-properties officeooo:rsid="0072305d"/>
    </style:style>
    <style:style style:name="T45" style:family="text">
      <style:text-properties fo:font-style="italic" officeooo:rsid="0072305d" style:font-style-asian="italic" style:font-style-complex="italic"/>
    </style:style>
    <style:style style:name="T46" style:family="text">
      <style:text-properties officeooo:rsid="00748367"/>
    </style:style>
    <style:style style:name="T47" style:family="text">
      <style:text-properties officeooo:rsid="007519e6"/>
    </style:style>
    <style:style style:name="T48" style:family="text">
      <style:text-properties officeooo:rsid="00773291"/>
    </style:style>
    <style:style style:name="T49" style:family="text">
      <style:text-properties officeooo:rsid="002e8d54"/>
    </style:style>
    <style:style style:name="T50" style:family="text">
      <style:text-properties officeooo:rsid="00477761"/>
    </style:style>
    <style:style style:name="T51" style:family="text">
      <style:text-properties officeooo:rsid="0077e2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Automating Release of Resources in C</text:p>
      <text:p text:style-name="Standard"/>
      <text:p text:style-name="Text_20_body">Perhaps the trickiest part of writing correct C code is resource management, particularly in error handlers. <text:s/>A quick scan of Common Vulnerabilities and Exceptions (CVE) lists finds many double-frees<text:span text:style-name="T1"> and use-after-frees</text:span><text:span text:style-name="T2">­</text:span>, and bugtrackers are full of lock-contention problems and memory-leak failures caused by sloppy error-handling. <text:s/>If only the C language had scoped locks and destructors!</text:p>
      <text:p text:style-name="Text_20_body">ISO C still does not support these features, but there's good news: <text:span text:style-name="T2">the </text:span>GCC and clang compiler front-ends do. <text:s/><text:span text:style-name="T3">GCC</text:span> <text:span text:style-name="T4">implemented</text:span> the __cleanup__ compiler attribute <text:span text:style-name="T3">in 2003</text:span> [<text:a xlink:type="simple" xlink:href="https://github.com/gcc-mirror/gcc/blob/58735cd75df57ca423dd6189e5f79f4d4686dfa2/gcc/ChangeLog-2003#L20790" text:style-name="Internet_20_link" text:visited-style-name="Visited_20_Internet_20_Link">gcc</text:a>], and clang added the feature in 2009<text:span text:style-name="T5">[</text:span><text:a xlink:type="simple" xlink:href="https://github.com/llvm/llvm-project/commit/d277d790e0f6f23043397ba919619b5c3e157ff3" text:style-name="Internet_20_link" text:visited-style-name="Visited_20_Internet_20_Link"><text:span text:style-name="T5">clang</text:span></text:a><text:span text:style-name="T5">]</text:span>. <text:s/>Several prominent code bases written in C make extensive use of the __cleanup__ attribute, notably systemd, Linux kernel and glibc, but many <text:span text:style-name="T3">large, </text:span><text:span text:style-name="T6">prominent C-language projects <text:s/></text:span>(git, gstreamer, U-Boot for example) do not. <text:s/>The purpose of this article is to encourage more C programmers to take advantage of the __cleanup__ functionality and remove some of the notorious <text:span text:style-name="T7">goto</text:span> labels.</text:p>
      <text:p text:style-name="Text_20_body">How does __cleanup__ work and how does one use it? <text:s/>As described in the GCC[<text:a xlink:type="simple" xlink:href="https://gcc.gnu.org/onlinedocs/gcc/Common-Variable-Attributes.html#index-cleanup-variable-attribute" text:style-name="Internet_20_link" text:visited-style-name="Visited_20_Internet_20_Link">gcc-1</text:a>] and clang documentation[<text:a xlink:type="simple" xlink:href="https://clang.llvm.org/docs/AttributeReference.html#cleanup" text:style-name="Internet_20_link" text:visited-style-name="Visited_20_Internet_20_Link">clang<text:span text:style-name="T5">-1</text:span></text:a>], <text:span text:style-name="T8">a</text:span> cleanup <text:span text:style-name="T8">function</text:span> is bound to a local variable at the time of its declaration, and runs automatically when the variable goes out of scope, not unlike a C++ destructor. <text:s text:c="2"/>The clang documentation illustrates the point <text:span text:style-name="T9">as shown in Listing 0</text:span>:</text:p>
      <text:p text:style-name="Standard"/>
      <text:p text:style-name="Preformatted_20_Text">static void foo (int *) { ... }</text:p>
      <text:p text:style-name="Preformatted_20_Text">static void bar (int *) { ... }</text:p>
      <text:p text:style-name="Preformatted_20_Text">void baz (void) {</text:p>
      <text:p text:style-name="Preformatted_20_Text"><text:s text:c="2"/>int x __attribute__((cleanup(foo)));</text:p>
      <text:p text:style-name="Preformatted_20_Text"><text:s text:c="2"/>{</text:p>
      <text:p text:style-name="Preformatted_20_Text"><text:s text:c="4"/>int y __attribute__((cleanup(bar)));</text:p>
      <text:p text:style-name="Preformatted_20_Text"><text:s text:c="2"/>}</text:p>
      <text:p text:style-name="Preformatted_20_Text">}</text:p>
      <text:p text:style-name="Standard"/>
      <text:p text:style-name="Text_20_body">Here <text:span text:style-name="T7">bar()</text:span> will run when the first closing brace is reached and <text:span text:style-name="T7">foo()</text:span> upon reaching the second. <text:s/>Note that the compiler's generated code passes the cleanup function <text:span text:style-name="T10">a pointer to the variable to which it </text:span>is <text:span text:style-name="T10">bound</text:span>. <text:s/><text:span text:style-name="T8">T</text:span>he cleanup function <text:span text:style-name="T11">need</text:span> not<text:span text:style-name="T12"> actually</text:span> make use of the pointer. <text:s/><text:span text:style-name="T13">The Linux init system </text:span>systemd's code offers many real-world examples like <text:span text:style-name="T14">that in Listing 1.</text:span>[<text:a xlink:type="simple" xlink:href="https://github.com/systemd/systemd/blob/51190631968f2a69acf5da3e3412b003805538f2/src/boot/util.h#L18" text:style-name="Internet_20_link" text:visited-style-name="Visited_20_Internet_20_Link">systemd</text:a>]</text:p>
      <text:p text:style-name="Preformatted_20_Text"/>
      <text:p text:style-name="Preformatted_20_Text">static inline void freep(void *p) {</text:p>
      <text:p text:style-name="Preformatted_20_Text"><text:s text:c="8"/>free(*(void **) p);</text:p>
      <text:p text:style-name="Preformatted_20_Text">}</text:p>
      <text:p text:style-name="Preformatted_20_Text"/>
      <text:p text:style-name="Preformatted_20_Text">#define _cleanup_free_ _cleanup_(freep)</text:p>
      <text:p text:style-name="Standard"/>
      <text:p text:style-name="Text_20_body">The cast inside the cleanup function is necessary since, as mentioned above, the cleanup function receives a pointer to the variable to which it is bound<text:span text:style-name="T15">. In the</text:span><text:span text:style-name="T16"> common use case</text:span> in <text:span text:style-name="T14">Listing 2 </text:span><text:span text:style-name="T15">freep() is invoked with a </text:span><text:span text:style-name="T17">char**</text:span><text:span text:style-name="T15"> parameter</text:span>:[<text:a xlink:type="simple" xlink:href="https://github.com/systemd/systemd/blob/51190631968f2a69acf5da3e3412b003805538f2/src/basic/cgroup-util.c#L564" text:style-name="Internet_20_link" text:visited-style-name="Visited_20_Internet_20_Link">systemd-1</text:a>]</text:p>
      <text:p text:style-name="Standard"/>
      <text:p text:style-name="P1">_cleanup_free_ char *path = strdup(e + 1);</text:p>
      <text:p text:style-name="Standard"/>
      <text:p text:style-name="Text_20_body"><text:soft-page-break/>As of this writing, systemd's code base has 5852 call-sites for <text:span text:style-name="T7">_cleanup_free</text:span><text:span text:style-name="T18">_</text:span>, compared to 2633 for <text:span text:style-name="T7">goto</text:span>. <text:s/>Although C has not gained new features with the speed of C++, it is not in fact entirely static<text:span text:style-name="T19">! </text:span><text:s/>Other systemd cleanup functions <text:span text:style-name="T20">decrement</text:span> reference counters, close file descriptors and unlock locks, in keeping with expectations from C++. <text:s/>Systemd also defines destructors for static variables[<text:a xlink:type="simple" xlink:href="https://github.com/systemd/systemd/blob/3e2a5dc2e17aae334d312d63e95159aff9ecaae5/src/basic/static-destruct.h#L9" text:style-name="Internet_20_link" text:visited-style-name="Visited_20_Internet_20_Link">systemd-2</text:a>].</text:p>
      <text:p text:style-name="Text_20_body">An obvious question <text:span text:style-name="T11">is</text:span>, suppose the function where a cleanup attribute is declared succeeds, and the release of the resource is <text:span text:style-name="T21">therefore </text:span>undesirable? <text:s/>The Linux kernel simply checks if the pointer parameter is NULL before freeing it. <text:s text:c="2"/><text:span text:style-name="T22">Listing 3 shows an </text:span>excerpt from a kernel IRQ driver <text:span text:style-name="T22">in which</text:span> the sole purpose of the variable dev is to signal the runtime whether or not a reference to the device should be released.[<text:a xlink:type="simple" xlink:href="https://github.com/linux4microchip/linux/blob/4d72aeabedfa202d12869e52c40eeabc5401c839/drivers/irqchip/irq-renesas-rzg2l.c#L596" text:style-name="Internet_20_link" text:visited-style-name="Visited_20_Internet_20_Link">linux</text:a>]</text:p>
      <text:p text:style-name="Standard"/>
      <text:p text:style-name="Preformatted_20_Text">void put_device(struct device *dev);</text:p>
      <text:p text:style-name="Preformatted_20_Text">DEFINE_FREE(put_device, struct device *, if (_T) put_device(_T))</text:p>
      <text:p text:style-name="Preformatted_20_Text"/>
      <text:p text:style-name="Preformatted_20_Text">static int rzg2l_irqc_common_init(. . . ) {</text:p>
      <text:p text:style-name="Preformatted_20_Text"><text:tab/>struct device *dev __free(put_device) = pdev ? &amp;pdev-&gt;dev : NULL;</text:p>
      <text:p text:style-name="Preformatted_20_Text"/>
      <text:p text:style-name="P2">[ . . . ]</text:p>
      <text:p text:style-name="Preformatted_20_Text"/>
      <text:p text:style-name="Preformatted_20_Text"><text:tab/>/ * On the successful path we don't actually want to "put" dev. */</text:p>
      <text:p text:style-name="Preformatted_20_Text"><text:tab/>dev = NULL;</text:p>
      <text:p text:style-name="Preformatted_20_Text">}</text:p>
      <text:p text:style-name="Standard"/>
      <text:p text:style-name="Text_20_body">Suppose that setting the variable with the cleanup handler to NULL is not <text:span text:style-name="T23">readily </text:span>possible? <text:s/>The kernel project has a <text:span text:style-name="T7">no_free_ptr()</text:span> macro for that case. <text:s/>In the following example from a GNSS device driver,[<text:a xlink:type="simple" xlink:href="https://github.com/chaiken/linux4microchip/blob/34307c7489f685d16a5a64f89699b4dea2e48fca/drivers/gnss/ubx.c#L1180" text:style-name="Internet_20_link" text:visited-style-name="Visited_20_Internet_20_Link">linux-1</text:a>] the <text:span text:style-name="T7">ubx_probe() </text:span>function <text:span text:style-name="T24">upon success</text:span> passes the pointer to which the cleanup handler is bound to another function. <text:s/>The <text:span text:style-name="T7">no_free_ptr() </text:span>wrapper <text:span text:style-name="T25">in Listing 4 </text:span>insures that the pointer is not freed.</text:p>
      <text:p text:style-name="Text_20_body"/>
      <text:p text:style-name="Preformatted_20_Text">DEFINE_FREE(free_serial, struct gnss_serial *, if (_T) gnss_serial_free(_T))</text:p>
      <text:p text:style-name="Preformatted_20_Text"/>
      <text:p text:style-name="Preformatted_20_Text">static int ubx_probe(struct serdev_device *serdev)</text:p>
      <text:p text:style-name="Preformatted_20_Text">{</text:p>
      <text:p text:style-name="Preformatted_20_Text"><text:tab/>struct gnss_serial *gserial __free(free_serial) = gnss_serial_allocate(serdev, sizeof(*data));</text:p>
      <text:p text:style-name="Preformatted_20_Text"/>
      <text:p text:style-name="Preformatted_20_Text">[ <text:s/>. . . ]</text:p>
      <text:p text:style-name="Preformatted_20_Text"/>
      <text:p text:style-name="Preformatted_20_Text"><text:tab/>ret = gnss_serial_register(no_free_ptr(gserial));</text:p>
      <text:p text:style-name="Preformatted_20_Text">}</text:p>
      <text:p text:style-name="Standard"/>
      <text:p text:style-name="Text_20_body">The Linux macros which define <text:span text:style-name="T7">no_free_ptr()</text:span> and its relatives are nested, and quite difficult to understand by <text:span text:style-name="T25">consult</text:span>ing the relevant header. <text:s/>The best course of action for <text:span text:style-name="T25">decod</text:span>ing them is to examine the compiler's preprocessor output. <text:s/>Userspace preprocessor output is accessible via the "-E"<text:span text:style-name="T26"> compiler</text:span> <text:span text:style-name="T27">flag</text:span>. <text:s/>For the kernel, set KCFLAGS and KBUILD_CFLAGS to "--save-temps". <text:s/>The<text:span text:style-name="T28"> preprocessed</text:span> <text:span text:style-name="T7">no_free_ptr()</text:span> line above becomes <text:span text:style-name="T25">in Listing 5:</text:span></text:p>
      <text:p text:style-name="P3">ret = gnss_serial_register(((typeof(gserial)) __must_check_fn(({ __auto_type __ptr = &amp;(gserial); __auto_type __val = *__ptr; *__ptr = ((void *)0); __val; }))));</text:p>
      <text:p text:style-name="Preformatted_20_Text"/>
      <text:p text:style-name="Text_20_body"><text:soft-page-break/>where <text:span text:style-name="T7">__auto_type</text:span> is a compiler extension that is essentially equivalent to C++'s <text:span text:style-name="T7">auto</text:span> keyword rather than C's <text:span text:style-name="T29">auto</text:span> keyword.[<text:a xlink:type="simple" xlink:href="https://www.gnu.org/software/c-intro-and-ref/manual/html_node/Auto-Type.html" text:style-name="Internet_20_link" text:visited-style-name="Visited_20_Internet_20_Link">gcc-2</text:a>] <text:s/>The actual no_free_ptr() function is delimited by curly braces in a way which may remind C++ readers of lambda functions. <text:s/>The construct is a statement expression, about which GCC notes <text:span text:style-name="T25">in Listing 6:[</text:span><text:a xlink:type="simple" xlink:href="https://gcc.gnu.org/onlinedocs/gcc/Statement-Exprs.html" text:style-name="Internet_20_link" text:visited-style-name="Visited_20_Internet_20_Link"><text:span text:style-name="T25">gcc-3</text:span></text:a><text:span text:style-name="T25">]</text:span></text:p>
      <text:p text:style-name="Preformatted_20_Text">A compound statement enclosed in parentheses may appear as an expression in GNU</text:p>
      <text:p text:style-name="Preformatted_20_Text">C. This allows you to use loops, switches, and local variables within an</text:p>
      <text:p text:style-name="Preformatted_20_Text">expression. . . . Recall that a compound statement is a sequence of statements</text:p>
      <text:p text:style-name="Preformatted_20_Text">surrounded by braces . . . <text:s/>The last thing in the compound statement should be</text:p>
      <text:p text:style-name="Preformatted_20_Text">an expression followed by a semicolon; the value of this subexpression serves as</text:p>
      <text:p text:style-name="Preformatted_20_Text">the value of the entire construct.</text:p>
      <text:p text:style-name="Standard"/>
      <text:p text:style-name="Text_20_body">Accordingly, the code makes a copy of the pointer which should not be freed, sets the original pointer to NULL, and leaves the copied pointer for the enclosing function to evaluate.</text:p>
      <text:p text:style-name="Text_20_body">The kernel further provides a <text:span text:style-name="T7">DEFINE_GUARD</text:span> macro and <text:span text:style-name="T7">guard()</text:span> pseudofunction in analogy to <text:span text:style-name="T7">DEFINE_FREE</text:span> and <text:span text:style-name="T7">__free()</text:span><text:span text:style-name="T30"> above.</text:span> <text:s/>The guard macros support automatic unlocking, including _trylock forms. <text:s text:c="2"/>The nested macros underlying <text:span text:style-name="T7">DEFINE_GUARD</text:span> even include a <text:span text:style-name="T7">DEFINE_CLASS</text:span>.[linux-2]</text:p>
      <text:p text:style-name="Text_20_body">Nonethel<text:span text:style-name="T31">e</text:span>ss, it<text:span text:style-name="T31"> is the</text:span> Glibc <text:span text:style-name="T31">system library </text:span>which contains the apotheosis of C cleanup methods in its pthread <text:span text:style-name="T32">implemtation</text:span>. <text:s/>There we find the split-macro pair <text:span text:style-name="T7">pthread_cleanup_push(ROUTINE, ARG)</text:span> and <text:span text:style-name="T7">pthread_cleanup_pop()</text:span>.[<text:a xlink:type="simple" xlink:href="https://github.com/bminor/glibc/blob/c9188d333717d3ceb7e3020011651f424f749f93/sysdeps/nptl/pthread.h#L585" text:style-name="Internet_20_link" text:visited-style-name="Visited_20_Internet_20_Link">glibc</text:a>] As the names suggest, they are used to manage a stack of cleanup handlers which run in order when a thread is cancelled, or hard-exits, possibly by throwing an exception. <text:s/>As show below <text:span text:style-name="T33">in Listing 7</text:span>, the push-pop pair of macros must bracket the cleanup code since push() starts whith "do {" and pop() ends with "} while (0".</text:p>
      <text:p text:style-name="Preformatted_20_Text"># <text:s/>define pthread_cleanup_push(routine, arg) \</text:p>
      <text:p text:style-name="Preformatted_20_Text"><text:s text:c="2"/>do {<text:tab/><text:tab/><text:tab/><text:tab/><text:tab/><text:tab/><text:tab/><text:tab/><text:tab/> <text:s text:c="5"/>\</text:p>
      <text:p text:style-name="Preformatted_20_Text"><text:s text:c="4"/>struct __pthread_cleanup_frame __clframe<text:tab/><text:tab/><text:tab/><text:tab/> <text:s text:c="5"/>\</text:p>
      <text:p text:style-name="Preformatted_20_Text"><text:s text:c="6"/>__attribute__ ((__cleanup__ (__pthread_cleanup_routine)))<text:tab/><text:tab/> <text:s text:c="5"/>\</text:p>
      <text:p text:style-name="Preformatted_20_Text"><text:s text:c="6"/>= { .__cancel_routine = (routine), .__cancel_arg = (arg),<text:tab/> <text:tab/> <text:s text:c="5"/>\</text:p>
      <text:p text:style-name="Preformatted_20_Text"><text:tab/> <text:s/>.__do_it = 1 };</text:p>
      <text:p text:style-name="Preformatted_20_Text"/>
      <text:p text:style-name="Preformatted_20_Text">/* Remove a cleanup handler installed by the matching pthread_cleanup_push.</text:p>
      <text:p text:style-name="Preformatted_20_Text"><text:s text:c="3"/>If EXECUTE is non-zero, the handler function is called. */</text:p>
      <text:p text:style-name="Preformatted_20_Text"># <text:s/>define pthread_cleanup_pop(execute) \</text:p>
      <text:p text:style-name="Preformatted_20_Text"><text:s text:c="4"/>__clframe.__do_it = (execute);<text:tab/><text:tab/><text:tab/><text:tab/><text:tab/> <text:s text:c="5"/>\</text:p>
      <text:p text:style-name="Preformatted_20_Text"><text:s text:c="2"/>} while (0)</text:p>
      <text:p text:style-name="Standard"/>
      <text:p text:style-name="Text_20_body"><text:span text:style-name="T7">pthread_cleanup_push() </text:span>and <text:span text:style-name="T7">pthread_cleanup_pop() </text:span><text:span text:style-name="T34">are best understood by reading their</text:span> POSIX manual pages.[<text:a xlink:type="simple" xlink:href="https://www.man7.org/linux/man-pages/man3/pthread_cleanup_push.3.html" text:style-name="Internet_20_link" text:visited-style-name="Visited_20_Internet_20_Link">manpages</text:a>]</text:p>
      <text:p text:style-name="P4">One point of caution concerns functions which contain m<text:span text:style-name="T35">ultiple cleanup handlers. <text:s/>If a particular lock must be held when a particular cleanup action executes, then the declarations of the variables should be ordered accordingly. <text:s text:c="2"/>The implication is (gasp!) that some variable declarations must appear in the middle of the function body at first point of use, just as in C++.</text:span></text:p>
      <text:p text:style-name="P5">Given the widespread acknowledgement that resource management in C error handlers without destructors is difficult, why isn't the adoption of cleanup handlers universal? <text:s text:c="3"/><text:span text:style-name="T36"><text:s/>For marquee C-language projects like Gstreamer and git, the answer is that </text:span><text:span text:style-name="T37">they </text:span><text:span text:style-name="T36">must compile for Windows</text:span><text:span text:style-name="T38">. </text:span><text:span text:style-name="T36"><text:s/>MSVC </text:span><text:soft-page-break/><text:span text:style-name="T36">does not support </text:span><text:span text:style-name="T39">__cleanup__</text:span><text:span text:style-name="T36">, but favors its own </text:span><text:span text:style-name="T39">__try</text:span><text:span text:style-name="T36">/</text:span><text:span text:style-name="T39">__finally </text:span><text:span text:style-name="T36">variants.</text:span><text:span text:style-name="T40">[</text:span><text:a xlink:type="simple" xlink:href="https://thephd.dev/c2y-the-defer-technical-specification-its-time-go-go-go" text:style-name="Internet_20_link" text:visited-style-name="Visited_20_Internet_20_Link"><text:span text:style-name="T40">meneide</text:span></text:a><text:span text:style-name="T40">]</text:span><text:span text:style-name="T41"> <text:s/>The ISO C Committee is in the process of drafting a </text:span><text:a xlink:type="simple" xlink:href="https://thephd.dev/_vendor/future_cxx/papers/C%20-%20Improved%20__attribute__((cleanup))%20Through%20defer.html" text:style-name="Internet_20_link" text:visited-style-name="Visited_20_Internet_20_Link"><text:span text:style-name="T41">technical specification</text:span></text:a><text:span text:style-name="T41"> for a new </text:span><text:span text:style-name="T42">defer </text:span><text:span text:style-name="T41">keyword </text:span><text:span text:style-name="T43">in the hope </text:span><text:span text:style-name="T38">that </text:span><text:span text:style-name="T43">all major toolchains will support</text:span><text:span text:style-name="T38"> it</text:span><text:span text:style-name="T43">. <text:s/></text:span><text:span text:style-name="T44"><text:s text:c="2"/>While </text:span><text:span text:style-name="T45">defer</text:span><text:span text:style-name="T44"> would presumably be based on the cleanup attribute where it is supported, the </text:span><text:span text:style-name="T46">draft goes into some detail in an attempt to </text:span><text:span text:style-name="T47">constrain</text:span><text:span text:style-name="T46"> behavior and discourage anti-patterns. <text:s/>Whether the Committee will adopt the specification or toolchain vendors will implement it is, as always, an open question.</text:span></text:p>
      <text:p text:style-name="Text_20_body"><text:span text:style-name="T48">In the meantime, d</text:span>evelopers and maintainers of complex C code bases are encouraged to give cleanup macros a try. <text:s/><text:span text:style-name="T49">The three projects highlighted here are replete with helpful examples. </text:span><text:s/>Removing the last <text:span text:style-name="T7">goto</text:span> statement from a long function is a satisfying feeling, plus it's much less work than reimplementing the whole project in Rust.</text:p>
      <text:p text:style-name="Standard"/>
      <text:p text:style-name="Standard">[gcc] https://github.com/gcc-mirror/gcc/blob/58735cd75df57ca423dd6189e5f79f4d4686dfa2/gcc/ChangeLog-2003#L20790</text:p>
      <text:p text:style-name="Standard"/>
      <text:p text:style-name="P6">[clang] https://github.com/llvm/llvm-project/commit/d277d790e0f6f23043397ba919619b5c3e157ff3</text:p>
      <text:p text:style-name="Standard"/>
      <text:p text:style-name="Standard">[gcc-1] https://gcc.gnu.org/onlinedocs/gcc/Common-Variable-Attributes.html#index-cleanup-variable-attribute</text:p>
      <text:p text:style-name="Standard"/>
      <text:p text:style-name="Standard">[clang<text:span text:style-name="T50">-1]</text:span> https://clang.llvm.org/docs/AttributeReference.html#cleanup</text:p>
      <text:p text:style-name="Standard"/>
      <text:p text:style-name="Standard">[systemd] https://github.com/systemd/systemd/blob/51190631968f2a69acf5da3e3412b003805538f2/src/boot/util.h#L18</text:p>
      <text:p text:style-name="Standard"/>
      <text:p text:style-name="Standard">[systemd-1] https://github.com/systemd/systemd/blob/51190631968f2a69acf5da3e3412b003805538f2/src/basic/cgroup-util.c#L564</text:p>
      <text:p text:style-name="Standard"/>
      <text:p text:style-name="Standard">[systemd-2] https://github.com/systemd/systemd/blob/3e2a5dc2e17aae334d312d63e95159aff9ecaae5/src/basic/static-destruct.h#L9</text:p>
      <text:p text:style-name="Standard"/>
      <text:p text:style-name="Standard">[linux] https://github.com/linux4microchip/linux/blob/4d72aeabedfa202d12869e52c40eeabc5401c839/drivers/irqchip/irq-renesas-rzg2l.c#L596</text:p>
      <text:p text:style-name="Standard"/>
      <text:p text:style-name="Standard">[linux-1] https://github.com/chaiken/linux4microchip/blob/34307c7489f685d16a5a64f89699b4dea2e48fca/drivers/gnss/ubx.c#L1180</text:p>
      <text:p text:style-name="Standard"/>
      <text:p text:style-name="Standard">[gcc-2] https://www.gnu.org/software/c-intro-and-ref/manual/html_node/Auto-Type.html</text:p>
      <text:p text:style-name="Standard"/>
      <text:p text:style-name="Standard">[gcc-3] https://gcc.gnu.org/onlinedocs/gcc/Statement-Exprs.html</text:p>
      <text:p text:style-name="Standard"/>
      <text:p text:style-name="Standard">[glibc] https://github.com/bminor/glibc/blob/c9188d333717d3ceb7e3020011651f424f749f93/sysdeps/nptl/pthread.h#L585</text:p>
      <text:p text:style-name="Standard"/>
      <text:p text:style-name="Standard"><text:soft-page-break/>[linux-2] https://github.com/torvalds/linux/blob/39d3389331abd712461f50249722f7ed9d815068/include/linux/cleanup.h#L44</text:p>
      <text:p text:style-name="Standard"/>
      <text:p text:style-name="P7">[manpages] https://www.man7.org/linux/man-pages/man3/pthread_cleanup_push.3.html</text:p>
      <text:p text:style-name="P7"/>
      <text:p text:style-name="P8">[meneide] https://thephd.dev/c2y-the-defer-technical-specification-its-time-go-go-go</text:p>
      <text:p text:style-name="P8"/>
      <text:p text:style-name="P9">[defer-TS] https://thephd.dev/_vendor/future_cxx/papers/C%20-%20Improved%20__attribute__((cleanup))%20Through%20defer.html</text:p>
      <text:p text:style-name="Standard"/>
      <text:p text:style-name="Standard"/>
      <text:p text:style-name="Subtitle">Profile</text:p>
      <text:p text:style-name="P10">Alison Chaiken (alison@she-devel.com) is a systems programmer and Linux kernel engineer <text:span text:style-name="T51">who has recently relocated from S</text:span>ilicon Valley to Berlin, where she would be delighted to meet over a beer or a coffee to discuss C++/C or compiler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6T20:20:34.560772512</meta:creation-date>
    <dc:date>2026-02-27T09:39:32.868399368</dc:date>
    <meta:editing-duration>PT15H33M25S</meta:editing-duration>
    <meta:editing-cycles>94</meta:editing-cycles>
    <meta:generator>LibreOffice/25.2.3.2$Linux_X86_64 LibreOffice_project/520$Build-2</meta:generator>
    <meta:print-date>2026-01-17T10:11:41.477401113</meta:print-date>
    <meta:printed-by>PDF files</meta:printed-by>
    <meta:document-statistic meta:table-count="0" meta:image-count="0" meta:object-count="0" meta:page-count="5" meta:paragraph-count="82" meta:word-count="1393" meta:character-count="10604" meta:non-whitespace-character-count="9142"/>
  </office:meta>
</office:document-meta>
</file>